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e134" officeooo:paragraph-rsid="000ce134"/>
    </style:style>
    <style:style style:name="P2" style:family="paragraph" style:parent-style-name="Standard">
      <style:paragraph-properties fo:text-align="center" style:justify-single-word="false"/>
      <style:text-properties officeooo:rsid="000ce134" officeooo:paragraph-rsid="000ce134"/>
    </style:style>
    <style:style style:name="P3" style:family="paragraph" style:parent-style-name="Standard">
      <style:text-properties officeooo:rsid="000ce134" officeooo:paragraph-rsid="000d2314"/>
    </style:style>
    <style:style style:name="P4" style:family="paragraph" style:parent-style-name="Standard">
      <style:text-properties fo:font-style="italic" officeooo:rsid="000ce134" officeooo:paragraph-rsid="000ce134" style:font-style-asian="italic" style:font-style-complex="italic"/>
    </style:style>
    <style:style style:name="P5" style:family="paragraph" style:parent-style-name="Standard">
      <style:text-properties officeooo:rsid="000d2314" officeooo:paragraph-rsid="000d2314"/>
    </style:style>
    <style:style style:name="P6" style:family="paragraph" style:parent-style-name="Standard">
      <style:text-properties officeooo:rsid="000da7a9" officeooo:paragraph-rsid="000da7a9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officeooo:rsid="000ce134"/>
    </style:style>
    <style:style style:name="T2" style:family="text">
      <style:text-properties officeooo:rsid="000d231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d2314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ner and Outer Transport Theorems</text:p>
      <text:p text:style-name="P2">by Sven Nilsen, 2020</text:p>
      <text:p text:style-name="P1"/>
      <text:p text:style-name="P4">In this paper I present an inner and two outer transport theorems found in Path Semantical Logic.</text:p>
      <text:p text:style-name="P1"/>
      <text:p text:style-name="P1">The Inner Transport Theorem is a proof in Path Semantical Logic<text:span text:style-name="T6"><text:reference-ref text:reference-format="text" text:ref-name="path semantical logic">[1]</text:reference-ref></text:span>:</text:p>
      <text:p text:style-name="P1"/>
      <text:p text:style-name="P1"><text:tab/>∀ f : {and, fst, <text:span text:style-name="T2">or, eq, rimply, imply, true</text:span><text:span text:style-name="T4">2</text:span>} <text:span text:style-name="T2">{</text:span></text:p>
      <text:p text:style-name="P1"><text:tab/><text:tab/>(a, b, c) (A, B, C):</text:p>
      <text:p text:style-name="P1"><text:s text:c="12"/><text:tab/>a(A), b(B), c(C), <text:span text:style-name="T2">f(</text:span>a=b, a=c<text:span text:style-name="T2">)</text:span> <text:s/>=&gt; <text:s/><text:span text:style-name="T2">f</text:span>(A=B, A=C)</text:p>
      <text:p text:style-name="P1"><text:tab/><text:span text:style-name="T2">}</text:span></text:p>
      <text:p text:style-name="P1"/>
      <text:p text:style-name="P5">The Left Outer Transport Theorem is a proof:</text:p>
      <text:p text:style-name="P5"/>
      <text:p text:style-name="P5"><text:tab/><text:span text:style-name="T1">∀ f, </text:span>g<text:span text:style-name="T1"> : {and, fst, </text:span>or, eq, rimply, imply, true<text:span text:style-name="T3">2</text:span><text:span text:style-name="T1">} </text:span>{</text:p>
      <text:p text:style-name="P3"><text:tab/><text:tab/>(a, b, c) (A, B, C):</text:p>
      <text:p text:style-name="P3"><text:s text:c="11"/><text:tab/><text:tab/>a(A), b(B), c(C), <text:span text:style-name="T2">f</text:span>(a, b)=<text:span text:style-name="T2">g</text:span>(a, c) <text:s/>=&gt; <text:s/><text:span text:style-name="T2">f</text:span>(A, B)=<text:span text:style-name="T2">g</text:span>(A, C)</text:p>
      <text:p text:style-name="P3"><text:tab/><text:span text:style-name="T2">}</text:span></text:p>
      <text:p text:style-name="P3"/>
      <text:p text:style-name="P5">The Right Outer Transport Theorem is a proof:</text:p>
      <text:p text:style-name="P5"/>
      <text:p text:style-name="P5"><text:tab/><text:span text:style-name="T1">∀ f, </text:span>g<text:span text:style-name="T1"> : {and, fst, </text:span>or, eq, rimply, imply, true<text:span text:style-name="T3">2</text:span><text:span text:style-name="T1">} </text:span>{</text:p>
      <text:p text:style-name="P3"><text:tab/><text:tab/>(a, b, c) (A, B, C):</text:p>
      <text:p text:style-name="P3"><text:s text:c="11"/><text:tab/><text:tab/>a(A), b(B), c(C), <text:span text:style-name="T2">f</text:span>(a, b)=<text:span text:style-name="T2">g</text:span>(<text:span text:style-name="T2">b</text:span>, c) <text:s/>=&gt; <text:s/><text:span text:style-name="T2">f</text:span>(A, B)=<text:span text:style-name="T2">g</text:span>(<text:span text:style-name="T2">B</text:span>, C)</text:p>
      <text:p text:style-name="P3"><text:tab/><text:span text:style-name="T2">}</text:span></text:p>
      <text:p text:style-name="P3"/>
      <text:p text:style-name="P5">Here, the tuple `(a, b, c)` has level 1 and the tuple `(A, B, C)` has level 0.</text:p>
      <text:p text:style-name="P5">The notation `a(A)` means `a=&gt;A` where `A` is at a lower level.</text:p>
      <text:p text:style-name="P5"/>
      <text:p text:style-name="P5">The set `<text:span text:style-name="T1">{and, fst, </text:span>or, eq, rimply, imply, true<text:span text:style-name="T3">2</text:span><text:span text:style-name="T1">}</text:span>` are all functions that transports concretely<text:span text:style-name="T6"><text:reference-ref text:reference-format="text" text:ref-name="concrete and abstract transport">[2]</text:reference-ref></text:span>.</text:p>
      <text:p text:style-name="P5"/>
      <text:h text:style-name="P7" text:outline-level="3">References:</text:h>
      <text:p text:style-name="P5"/>
      <text:p text:style-name="P5"><text:reference-mark-start text:name="path semantical logic"/>[1]<text:reference-mark-end text:name="path semantical logic"/><text:tab/>“Path Semantical Logic”</text:p>
      <text:p text:style-name="P5"><text:tab/>AdvancedResearch, reading sequence on Path Semantics</text:p>
      <text:p text:style-name="P5"><text:tab/><text:a xlink:type="simple" xlink:href="https://github.com/advancedresearch/path_semantics/blob/master/sequences.md#path-semantical-logic" text:style-name="Internet_20_link" text:visited-style-name="Visited_20_Internet_20_Link"><text:span text:style-name="T5">https://github.com/advancedresearch/path_semantics/blob/master/sequences.md#path-semantical-logic</text:span></text:a></text:p>
      <text:p text:style-name="P5"/>
      <text:p text:style-name="P6"><text:reference-mark-start text:name="concrete and abstract transport"/>[2]<text:reference-mark-end text:name="concrete and abstract transport"/><text:tab/>“Concrete and Abstract Transport”</text:p>
      <text:p text:style-name="P6"><text:tab/>Sven Nilsen, 2020</text:p>
      <text:p text:style-name="P6"><text:tab/><text:a xlink:type="simple" xlink:href="https://github.com/advancedresearch/path_semantics/blob/master/papers-wip/concrete-and-abstract-transport.pdf" text:style-name="Internet_20_link" text:visited-style-name="Visited_20_Internet_20_Link"><text:span text:style-name="T5">https://github.com/advancedresearch/path_semantics/blob/master/papers-wip/concrete-and-abstract-transport.pdf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2:16:29.345775000</meta:creation-date>
    <dc:date>2020-09-09T22:39:58.600486000</dc:date>
    <meta:editing-duration>PT2M38S</meta:editing-duration>
    <meta:editing-cycles>1</meta:editing-cycles>
    <meta:document-statistic meta:table-count="0" meta:image-count="0" meta:object-count="0" meta:page-count="2" meta:paragraph-count="28" meta:word-count="203" meta:character-count="1319" meta:non-whitespace-character-count="1083"/>
    <meta:generator>LibreOffice/5.1.2.2$MacOSX_X86_64 LibreOffice_project/d3bf12ecb743fc0d20e0be0c58ca359301eb705f</meta:generator>
  </office:meta>
</office:document-meta>
</file>